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25-01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24-01-02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23-01-19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21-03-3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20-01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9-01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8-01-08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7-02-15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6-08-15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6-01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5-01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4-01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3-01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2-01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0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05-01-1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0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MM121</text:p>
          </table:table-cell>
          <table:table-cell office:value-type="string" calcext:value-type="string">
            <text:p>200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